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5b840" officeooo:paragraph-rsid="0015b840"/>
    </style:style>
    <style:style style:name="P2" style:family="paragraph" style:parent-style-name="Text_20_body">
      <style:paragraph-properties fo:text-align="start" style:justify-single-word="false"/>
      <style:text-properties officeooo:rsid="0015b840" officeooo:paragraph-rsid="00183a78"/>
    </style:style>
    <style:style style:name="P3" style:family="paragraph" style:parent-style-name="Text_20_body">
      <style:paragraph-properties fo:text-align="start" style:justify-single-word="false"/>
      <style:text-properties officeooo:rsid="0015b840" officeooo:paragraph-rsid="0019e580"/>
    </style:style>
    <style:style style:name="P4" style:family="paragraph" style:parent-style-name="Text_20_body">
      <style:paragraph-properties fo:text-align="start" style:justify-single-word="false"/>
      <style:text-properties officeooo:rsid="0015b840" officeooo:paragraph-rsid="001b63eb"/>
    </style:style>
    <style:style style:name="P5" style:family="paragraph" style:parent-style-name="Text_20_body">
      <style:paragraph-properties fo:text-align="start" style:justify-single-word="false"/>
      <style:text-properties officeooo:paragraph-rsid="001b63eb"/>
    </style:style>
    <style:style style:name="P6" style:family="paragraph" style:parent-style-name="Text_20_body" style:list-style-name="L3">
      <style:paragraph-properties fo:text-align="start" style:justify-single-word="false"/>
      <style:text-properties officeooo:paragraph-rsid="001b63eb"/>
    </style:style>
    <style:style style:name="P7" style:family="paragraph" style:parent-style-name="Text_20_body" style:list-style-name="L4">
      <style:paragraph-properties fo:text-align="start" style:justify-single-word="false"/>
      <style:text-properties officeooo:paragraph-rsid="001b63eb"/>
    </style:style>
    <style:style style:name="P8" style:family="paragraph" style:parent-style-name="Text_20_body" style:list-style-name="L5">
      <style:paragraph-properties fo:text-align="start" style:justify-single-word="false"/>
      <style:text-properties officeooo:paragraph-rsid="001b882e"/>
    </style:style>
    <style:style style:name="P9" style:family="paragraph" style:parent-style-name="Text_20_body">
      <style:paragraph-properties fo:text-align="start" style:justify-single-word="false"/>
      <style:text-properties officeooo:rsid="0019e580" officeooo:paragraph-rsid="0019e580"/>
    </style:style>
    <style:style style:name="P10" style:family="paragraph" style:parent-style-name="Text_20_body">
      <style:paragraph-properties fo:text-align="start" style:justify-single-word="false"/>
      <style:text-properties officeooo:rsid="001a5eb9" officeooo:paragraph-rsid="001b4235"/>
    </style:style>
    <style:style style:name="P11" style:family="paragraph" style:parent-style-name="Text_20_body">
      <style:paragraph-properties fo:text-align="start" style:justify-single-word="false"/>
      <style:text-properties officeooo:rsid="001b4235" officeooo:paragraph-rsid="001b63eb"/>
    </style:style>
    <style:style style:name="P12" style:family="paragraph" style:parent-style-name="Text_20_body">
      <style:paragraph-properties fo:text-align="start" style:justify-single-word="false"/>
      <style:text-properties officeooo:rsid="001b63eb" officeooo:paragraph-rsid="001b63eb"/>
    </style:style>
    <style:style style:name="P1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36089"/>
    </style:style>
    <style:style style:name="T2" style:family="text">
      <style:text-properties officeooo:rsid="0015b840"/>
    </style:style>
    <style:style style:name="T3" style:family="text">
      <style:text-properties officeooo:rsid="00173a43"/>
    </style:style>
    <style:style style:name="T4" style:family="text">
      <style:text-properties officeooo:rsid="0019be33"/>
    </style:style>
    <style:style style:name="T5" style:family="text">
      <style:text-properties officeooo:rsid="001b4235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b4235"/>
    </style:style>
    <style:style style:name="T8" style:family="text">
      <style:text-properties style:text-position="super 58%" officeooo:rsid="001b63eb"/>
    </style:style>
    <style:style style:name="T9" style:family="text">
      <style:text-properties officeooo:rsid="001b63eb"/>
    </style:style>
    <style:style style:name="T10" style:family="text">
      <style:text-properties officeooo:rsid="001b882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b840" style:font-weight-asian="bold" style:font-weight-complex="bold"/>
    </style:style>
    <style:style style:name="T13" style:family="text">
      <style:text-properties fo:font-weight="bold" officeooo:rsid="001b882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-start text:name="__DdeLink__0_1623670623"/>Feed Reader <text:span text:style-name="T1">Project Description</text:span></text:h>
      <text:p text:style-name="P12"><text:bookmark-start text:name="__DdeLink__54_1623670623"/><text:span text:style-name="T11">Student name</text:span>: Xin Xiong <text:s/><text:span text:style-name="T10">(159019060 xx54)</text:span></text:p>
      <text:p text:style-name="P1"><text:bookmark-end text:name="__DdeLink__0_1623670623"/><text:span text:style-name="T11">Project title</text:span>: Feed Reader</text:p>
      <text:p text:style-name="P4"><text:span text:style-name="T11">Motivation</text:span>: </text:p>
      <text:p text:style-name="P4">People usually spend lots of time to check blogs or news whether it updated or not. Feed Reader could be a useful tool to make our life easier. </text:p>
      <text:p text:style-name="P4"><text:span text:style-name="T11">Challenges</text:span>: </text:p>
      <text:p text:style-name="P4">Storing information in Dropbox from Javascript.</text:p>
      <text:p text:style-name="P5"><text:span text:style-name="T12">Requirements</text:span><text:span text:style-name="T2">:</text:span></text:p>
      <text:list xml:id="list7183388901370483011" text:style-name="L3">
        <text:list-item>
          <text:p text:style-name="P6"><text:bookmark-start text:name="__DdeLink__5_1623670623"/><text:span text:style-name="T2">Essential: </text:span></text:p>
        </text:list-item>
      </text:list>
      <text:p text:style-name="P4"><text:span text:style-name="T3"><text:tab/>Add subscriptions for all the Rss feed. Save, add the flag.</text:span></text:p>
      <text:list xml:id="list7696668062095702907" text:style-name="L4">
        <text:list-item>
          <text:p text:style-name="P7"><text:span text:style-name="T2">Recommended: </text:span></text:p>
        </text:list-item>
      </text:list>
      <text:p text:style-name="P4"><text:span text:style-name="T4"><text:tab/>Share to social media.</text:span></text:p>
      <text:p text:style-name="P3"><text:span text:style-name="T3"><text:tab/>Search feed feature.</text:span></text:p>
      <text:p text:style-name="P9"><text:tab/>Connect to the Dropbox to make it portable.</text:p>
      <text:p text:style-name="P2"><text:span text:style-name="T3"><text:tab/>Import and export OPML.</text:span></text:p>
      <text:list xml:id="list5303863207328786178" text:style-name="L5">
        <text:list-item>
          <text:p text:style-name="P8"><text:bookmark-start text:name="__DdeLink__2_1623670623"/><text:span text:style-name="T3">Optional: </text:span></text:p>
          <text:p text:style-name="P8"><text:span text:style-name="T3">Make this project can be run as a cross-platform software, or generate other executable clients, such as the android app, ios app, Linux desktop client, browser plugin, <text:s/>by adding some code to the core module.</text:span><text:bookmark-end text:name="__DdeLink__5_1623670623"/><text:bookmark-end text:name="__DdeLink__2_1623670623"/></text:p>
        </text:list-item>
      </text:list>
      <text:p text:style-name="P9"><text:span text:style-name="T13">Project </text:span><text:span text:style-name="T11">Plan</text:span>:</text:p>
      <text:p text:style-name="P10">Have a basic understanding of most feed reader’s features<text:tab/><text:tab/><text:tab/><text:bookmark-start text:name="__DdeLink__7_1623670623"/><text:span text:style-name="T5">(Feb 10</text:span><text:span text:style-name="T7">th</text:span><text:span text:style-name="T5"> – Feb 20</text:span><text:span text:style-name="T7">th</text:span><text:span text:style-name="T5"> )</text:span><text:bookmark-end text:name="__DdeLink__7_1623670623"/></text:p>
      <text:p text:style-name="P10">Learning JavaScript<text:tab/><text:tab/><text:tab/><text:tab/><text:tab/><text:tab/><text:tab/><text:tab/><text:bookmark-start text:name="__DdeLink__9_1623670623"/><text:span text:style-name="T5">(Feb 20</text:span><text:span text:style-name="T7">th</text:span><text:span text:style-name="T5"> – Mar 10</text:span><text:span text:style-name="T7">th</text:span><text:span text:style-name="T5"> )</text:span><text:bookmark-end text:name="__DdeLink__9_1623670623"/></text:p>
      <text:p text:style-name="P10">Learning Dropbox API<text:tab/><text:tab/><text:tab/><text:tab/><text:tab/><text:tab/><text:tab/><text:span text:style-name="T5">(Mar 10</text:span><text:span text:style-name="T7">th</text:span><text:span text:style-name="T5"> – Mar 15</text:span><text:span text:style-name="T7">th</text:span><text:span text:style-name="T5"> )</text:span></text:p>
      <text:p text:style-name="P10">Start to code for this project<text:tab/><text:tab/><text:tab/><text:tab/><text:tab/><text:tab/><text:tab/><text:bookmark-start text:name="__DdeLink__25_1623670623"/><text:span text:style-name="T5">(Mar 15</text:span><text:span text:style-name="T7">th</text:span><text:span text:style-name="T5"> </text:span><text:bookmark-start text:name="__DdeLink__11_1623670623"/><text:span text:style-name="T5">– </text:span><text:bookmark-end text:name="__DdeLink__11_1623670623"/><text:bookmark-start text:name="__DdeLink__21_1623670623"/><text:span text:style-name="T5">Mar 20</text:span><text:span text:style-name="T7">th</text:span><text:bookmark-end text:name="__DdeLink__21_1623670623"/><text:span text:style-name="T5"> )</text:span><text:bookmark-end text:name="__DdeLink__25_1623670623"/></text:p>
      <text:p text:style-name="P11"><text:span text:style-name="T10">F</text:span>inish essential part for basic function<text:tab/><text:tab/><text:tab/><text:tab/><text:tab/>(Mar <text:span text:style-name="T9">20</text:span><text:span text:style-name="T6">th</text:span> <text:bookmark-start text:name="__DdeLink__11_16236706236"/>– <text:bookmark-end text:name="__DdeLink__11_16236706236"/><text:bookmark-start text:name="__DdeLink__21_16236706232"/>Mar <text:span text:style-name="T9">30</text:span><text:span text:style-name="T6">th</text:span><text:bookmark-end text:name="__DdeLink__21_16236706232"/> )</text:p>
      <text:p text:style-name="P11"><text:span text:style-name="T10">F</text:span>inish extra feature in recommended part<text:tab/><text:tab/><text:tab/><text:tab/><text:tab/>(<text:span text:style-name="T9">Apr</text:span> 1<text:span text:style-name="T8">rt</text:span> <text:bookmark-start text:name="__DdeLink__11_16236706232"/>– <text:bookmark-end text:name="__DdeLink__11_16236706232"/><text:span text:style-name="T9">Apr</text:span> 1<text:span text:style-name="T9">0</text:span><text:span text:style-name="T6">th</text:span> )</text:p>
      <text:p text:style-name="P11"><text:span text:style-name="T10">F</text:span>inish optional part<text:tab/><text:tab/><text:tab/><text:tab/><text:tab/><text:tab/><text:tab/><text:tab/>(<text:span text:style-name="T9">Apr</text:span> 10<text:span text:style-name="T6">th</text:span> <text:bookmark-start text:name="__DdeLink__11_16236706233"/>– <text:bookmark-end text:name="__DdeLink__11_16236706233"/><text:span text:style-name="T9">Apr</text:span> <text:span text:style-name="T9">21</text:span><text:span text:style-name="T6">th</text:span> )</text:p>
      <text:p text:style-name="P11"><text:span text:style-name="T10">W</text:span>rite documents for this project.<text:tab/><text:tab/><text:tab/><text:tab/><text:tab/><text:tab/>(<text:span text:style-name="T9">Apr</text:span> <text:span text:style-name="T9">21</text:span><text:span text:style-name="T6">th</text:span> <text:bookmark-start text:name="__DdeLink__11_16236706234"/>– <text:bookmark-end text:name="__DdeLink__11_16236706234"/><text:span text:style-name="T9">Apr</text:span> <text:span text:style-name="T9">30</text:span><text:span text:style-name="T6">th</text:span> )<text:bookmark-end text:name="__DdeLink__54_16236706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7:36:30.669199471</meta:creation-date>
    <dc:date>2017-02-16T21:43:04.799664228</dc:date>
    <meta:editing-duration>PT4M22S</meta:editing-duration>
    <meta:editing-cycles>1</meta:editing-cycles>
    <meta:document-statistic meta:table-count="0" meta:image-count="0" meta:object-count="0" meta:page-count="1" meta:paragraph-count="26" meta:word-count="205" meta:character-count="1241" meta:non-whitespace-character-count="1004"/>
    <meta:generator>LibreOffice/5.1.4.2$Linux_X86_64 LibreOffice_project/10m0$Build-2</meta:generator>
  </office:meta>
</office:document-meta>
</file>